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42283905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man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Comman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setPre( Command p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and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BattleCommandList( List &lt; Command &gt; battleComman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getP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BattleComman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